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24pt" fo:font-weight="bold" style:font-size-asian="24pt" style:font-weight-asian="bold" style:font-size-complex="24pt" style:font-weight-complex="bold"/>
    </style:style>
    <style:style style:name="P2" style:family="paragraph" style:parent-style-name="Standard">
      <style:text-properties style:font-name="Arial" fo:font-size="16pt" fo:font-weight="normal" style:font-size-asian="16pt" style:font-weight-asian="normal" style:font-size-complex="16pt" style:font-weight-complex="normal"/>
    </style:style>
    <style:style style:name="P3" style:family="paragraph" style:parent-style-name="Standard">
      <style:text-properties style:font-name="Arial" fo:font-size="16pt" style:font-size-asian="16pt" style:font-size-complex="16pt"/>
    </style:style>
    <style:style style:name="P4" style:family="paragraph" style:parent-style-name="Standard">
      <style:text-properties style:font-name="Arial" fo:font-size="14pt" style:font-size-asian="14pt" style:font-size-complex="14pt"/>
    </style:style>
    <style:style style:name="P5" style:family="paragraph" style:parent-style-name="Standard" style:list-style-name="L1"/>
    <style:style style:name="P6" style:family="paragraph" style:parent-style-name="Standard" style:list-style-name="L2"/>
    <style:style style:name="P7" style:family="paragraph" style:parent-style-name="Standard" style:list-style-name="L3"/>
    <style:style style:name="P8" style:family="paragraph" style:parent-style-name="Standard" style:list-style-name="L4"/>
    <style:style style:name="P9" style:family="paragraph" style:parent-style-name="Standard">
      <style:paragraph-properties fo:break-before="page"/>
      <style:text-properties style:font-name="Arial" fo:font-size="14pt" style:font-size-asian="14pt" style:font-size-complex="14pt"/>
    </style:style>
    <style:style style:name="T1" style:family="text">
      <style:text-properties style:font-name="Arial" fo:font-size="14pt" style:font-size-asian="14pt" style:font-size-complex="14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fall</text:p>
      <text:p text:style-name="Standard"/>
      <text:p text:style-name="P2">TF AF2.1 Huvudscenario</text:p>
      <text:p text:style-name="Standard">I detta testfall vill jag undersöka så att man kan ändra sin medlemsinformation, och att ogiltiga format på den inmatade informationen upptäcks.</text:p>
      <text:p text:style-name="Standard"/>
      <text:p text:style-name="P4">Förkrav</text:p>
      <text:p text:style-name="Standard">Initialisera testmiljöns databas. Logga in på testsidan test.dengladepiraten.se och logga in som webmaster med lösenord apan123.</text:p>
      <text:p text:style-name="Standard"/>
      <text:p text:style-name="P4">Efterkrav</text:p>
      <text:p text:style-name="Standard">Kontrollera att medlemsinformationen uppdaterats med de nya uppgifter som användaren har angett </text:p>
      <text:p text:style-name="Standard"/>
      <text:p text:style-name="P4">Scenario</text:p>
      <text:p text:style-name="P4"/>
      <text:list xml:id="list9051224262666694777" text:style-name="L1">
        <text:list-item>
          <text:p text:style-name="P5">Gå in på ”Min sida” och välj ”Mina kontaktuppgifter”</text:p>
        </text:list-item>
        <text:list-item>
          <text:p text:style-name="P5">Tidigare angiven information visas</text:p>
        </text:list-item>
        <text:list-item>
          <text:p text:style-name="P5">Välj ”Ändra mina kontaktuppgifter”</text:p>
        </text:list-item>
        <text:list-item>
          <text:p text:style-name="P5">Fälten med angivna kontaktuppgifter blir redigerbara</text:p>
        </text:list-item>
        <text:list-item>
          <text:p text:style-name="P5">Ändra kontaktuppgifter till något annat</text:p>
        </text:list-item>
        <text:list-item>
          <text:p text:style-name="P5">Systemet visar en ruta med de ändringar som gjorts och frågar om användaren vill spara eller ångra</text:p>
        </text:list-item>
        <text:list-item>
          <text:p text:style-name="P5">Välj ”Spara”</text:p>
        </text:list-item>
        <text:list-item>
          <text:p text:style-name="P5">Systemet meddelar att användarens nya uppgifter sparats</text:p>
        </text:list-item>
      </text:list>
      <text:p text:style-name="Standard"/>
      <text:p text:style-name="P3">TF AF2.1 2a Medlemsdatabas Felhantering</text:p>
      <text:p text:style-name="Standard">Testar felhantering vid kommunikation med medlemsdatabasen.</text:p>
      <text:p text:style-name="Standard"/>
      <text:p text:style-name="P4">Förkrav</text:p>
      <text:p text:style-name="Standard">Initialisera testmiljöns databas och gör ändringar i URL för kontaktförfrågan till Medlemsdatabasen. Logga in på testsidan test.dengladepiraten.se som webmaster med lösenord apan123.</text:p>
      <text:p text:style-name="Standard"/>
      <text:p text:style-name="P4">Efterkrav</text:p>
      <text:p text:style-name="Standard">Kontrollera att ett felmeddelande sparats med tidpunkt och medlemsid.</text:p>
      <text:p text:style-name="Standard"/>
      <text:p text:style-name="P4">Scenario</text:p>
      <text:p text:style-name="Standard"/>
      <text:list xml:id="list476727624376394568" text:style-name="L2">
        <text:list-item>
          <text:p text:style-name="P6">Gå in på ”Min sida” och välj ”Mina kontaktuppgifter”</text:p>
        </text:list-item>
        <text:list-item>
          <text:p text:style-name="P6">Systemet visar ett felmeddelande</text:p>
        </text:list-item>
      </text:list>
      <text:p text:style-name="Standard"/>
      <text:p text:style-name="P3">TF AF2.1 5a Inmatad Data Felhantering</text:p>
      <text:p text:style-name="Standard">Testar felhantering av formatet på inmatad data av användaren. Olika giltiga format på olika fält.</text:p>
      <text:p text:style-name="Standard"/>
      <text:p text:style-name="P4">Förkrav</text:p>
      <text:p text:style-name="Standard">Initialisera testmiljöns databas. Logga in på testsidan test.dengladepiraten.se som webmaster med lösenord apan123.</text:p>
      <text:p text:style-name="Standard"/>
      <text:p text:style-name="P4"/>
      <text:p text:style-name="P9">Efterkrav</text:p>
      <text:p text:style-name="Standard">Kontrollera att inga felaktiga format sparats</text:p>
      <text:p text:style-name="Standard"/>
      <text:p text:style-name="P4">Scenario</text:p>
      <text:p text:style-name="Standard"/>
      <text:list xml:id="list668456568937554617" text:style-name="L3">
        <text:list-item>
          <text:p text:style-name="P7">Ändra kontaktuppgifter till format som inte är giltiga, ex postnr med bokstäver</text:p>
        </text:list-item>
        <text:list-item>
          <text:p text:style-name="P7">Systemet visar ett meddelande att dessa uppgifter inte går att spara</text:p>
        </text:list-item>
      </text:list>
      <text:p text:style-name="Standard"/>
      <text:p text:style-name="P3">TF AF2.1 6a Ångra inmatning</text:p>
      <text:p text:style-name="Standard">Avser att testa ångrad inmatning.</text:p>
      <text:p text:style-name="Standard"/>
      <text:p text:style-name="P4">Förkrav</text:p>
      <text:p text:style-name="Standard">Initialisera testmiljöns databas. Logga in på testsidan test.dengladepiraten.se som webmaster med lösenord apan123.</text:p>
      <text:p text:style-name="Standard"/>
      <text:p text:style-name="P4">Efterkrav</text:p>
      <text:p text:style-name="Standard">Kontrollera att inga ändringar sparats</text:p>
      <text:p text:style-name="Standard"/>
      <text:p text:style-name="Standard"><text:span text:style-name="T1">Scenario</text:span></text:p>
      <text:p text:style-name="Standard"><text:span text:style-name="T1"/></text:p>
      <text:list xml:id="list180894642782126127" text:style-name="L4">
        <text:list-item>
          <text:p text:style-name="P8">Ändra kontaktuppgifter</text:p>
        </text:list-item>
        <text:list-item>
          <text:p text:style-name="P8">Systemet visar en ruta med de ändringar som gjorts och frågar om användaren vill spara eller ångra</text:p>
        </text:list-item>
        <text:list-item>
          <text:p text:style-name="P8">Välj ”Ångra”</text:p>
        </text:list-item>
        <text:list-item>
          <text:p text:style-name="P8">Systemet går tillbaka och visar sidan med den urpsungliga kontaktinformatione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anna Larsson Cornejo</meta:initial-creator>
    <meta:creation-date>2013-12-19T08:16:07.98</meta:creation-date>
    <meta:document-statistic meta:table-count="0" meta:image-count="0" meta:object-count="0" meta:page-count="2" meta:paragraph-count="45" meta:word-count="313" meta:character-count="2200"/>
    <dc:date>2013-12-19T09:35:36.12</dc:date>
    <dc:creator>Johanna Larsson Cornejo</dc:creator>
    <meta:editing-duration>PT1M50S</meta:editing-duration>
    <meta:editing-cycles>1</meta:editing-cycles>
    <meta:generator>OpenOffice/4.0.1$Win32 OpenOffice.org_project/401m5$Build-9714</meta:generator>
  </office:meta>
</office:document-meta>
</file>